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700000053FF57F81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text-properties officeooo:rsid="00061865" officeooo:paragraph-rsid="000e71a4"/>
    </style:style>
    <style:style style:name="P2" style:family="paragraph" style:parent-style-name="Standard">
      <style:paragraph-properties fo:line-height="200%"/>
      <style:text-properties officeooo:rsid="00e031d3" officeooo:paragraph-rsid="000e71a4"/>
    </style:style>
    <style:style style:name="P3" style:family="paragraph" style:parent-style-name="Standard">
      <style:paragraph-properties fo:line-height="200%"/>
      <style:text-properties officeooo:rsid="00adb27d" officeooo:paragraph-rsid="000e71a4"/>
    </style:style>
    <style:style style:name="P4" style:family="paragraph" style:parent-style-name="Standard">
      <style:paragraph-properties fo:line-height="200%"/>
      <style:text-properties officeooo:rsid="00adb27d" officeooo:paragraph-rsid="00118f57"/>
    </style:style>
    <style:style style:name="P5" style:family="paragraph" style:parent-style-name="Standard">
      <style:paragraph-properties fo:line-height="200%"/>
      <style:text-properties officeooo:rsid="003b03f6" officeooo:paragraph-rsid="00118f57"/>
    </style:style>
    <style:style style:name="P6" style:family="paragraph" style:parent-style-name="Standard">
      <style:paragraph-properties fo:line-height="200%"/>
      <style:text-properties officeooo:rsid="00135550" officeooo:paragraph-rsid="00118f57"/>
    </style:style>
    <style:style style:name="P7" style:family="paragraph" style:parent-style-name="Standard">
      <style:paragraph-properties fo:line-height="200%"/>
      <style:text-properties officeooo:rsid="0005605e" officeooo:paragraph-rsid="00118f57"/>
    </style:style>
    <style:style style:name="P8" style:family="paragraph" style:parent-style-name="Standard">
      <style:paragraph-properties fo:line-height="200%"/>
      <style:text-properties officeooo:rsid="0061cfe5" officeooo:paragraph-rsid="00153732"/>
    </style:style>
    <style:style style:name="P9" style:family="paragraph" style:parent-style-name="Standard">
      <style:paragraph-properties fo:line-height="200%"/>
      <style:text-properties officeooo:rsid="011585f6" officeooo:paragraph-rsid="0015810e"/>
    </style:style>
    <style:style style:name="P10" style:family="paragraph" style:parent-style-name="Standard">
      <style:paragraph-properties fo:line-height="200%"/>
      <style:text-properties officeooo:rsid="00cef9ad" officeooo:paragraph-rsid="001683de"/>
    </style:style>
    <style:style style:name="P11" style:family="paragraph" style:parent-style-name="Standard">
      <style:paragraph-properties fo:line-height="200%"/>
      <style:text-properties officeooo:rsid="001acd52" officeooo:paragraph-rsid="001683de"/>
    </style:style>
    <style:style style:name="P12" style:family="paragraph" style:parent-style-name="Standard">
      <style:paragraph-properties fo:line-height="200%"/>
      <style:text-properties officeooo:rsid="0077233e" officeooo:paragraph-rsid="001683de"/>
    </style:style>
    <style:style style:name="P13" style:family="paragraph" style:parent-style-name="Standard">
      <style:paragraph-properties fo:line-height="200%">
        <style:tab-stops>
          <style:tab-stop style:position="13.473cm"/>
        </style:tab-stops>
      </style:paragraph-properties>
      <style:text-properties officeooo:rsid="0018eb1e" officeooo:paragraph-rsid="001683de"/>
    </style:style>
    <style:style style:name="P14" style:family="paragraph" style:parent-style-name="Standard">
      <style:paragraph-properties fo:line-height="200%"/>
      <style:text-properties officeooo:rsid="0017d930" officeooo:paragraph-rsid="001683de"/>
    </style:style>
    <style:style style:name="P15" style:family="paragraph" style:parent-style-name="Standard">
      <style:paragraph-properties fo:margin-top="0cm" fo:margin-bottom="0.423cm" style:contextual-spacing="false" fo:line-height="200%"/>
      <style:text-properties style:text-underline-style="solid" style:text-underline-width="auto" style:text-underline-color="font-color" officeooo:rsid="000cfc25" officeooo:paragraph-rsid="000e71a4"/>
    </style:style>
    <style:style style:name="P16" style:family="paragraph" style:parent-style-name="Standard">
      <style:paragraph-properties fo:margin-top="0cm" fo:margin-bottom="0.423cm" style:contextual-spacing="false" fo:line-height="200%"/>
      <style:text-properties style:text-underline-style="solid" style:text-underline-width="auto" style:text-underline-color="font-color" officeooo:rsid="000cfc25" officeooo:paragraph-rsid="000fd0e8"/>
    </style:style>
    <style:style style:name="P17" style:family="paragraph" style:parent-style-name="Standard">
      <style:paragraph-properties fo:margin-top="0cm" fo:margin-bottom="0.423cm" style:contextual-spacing="false" fo:line-height="200%"/>
      <style:text-properties style:text-underline-style="solid" style:text-underline-width="auto" style:text-underline-color="font-color" officeooo:rsid="0013c693" officeooo:paragraph-rsid="000e71a4"/>
    </style:style>
    <style:style style:name="P18" style:family="paragraph" style:parent-style-name="Footnote">
      <style:text-properties officeooo:paragraph-rsid="002e888f"/>
    </style:style>
    <style:style style:name="P19" style:family="paragraph" style:parent-style-name="Footnote">
      <style:text-properties style:font-name="Times New Roman" fo:font-size="10pt" style:font-size-asian="10pt" style:font-size-complex="10pt"/>
    </style:style>
    <style:style style:name="P20" style:family="paragraph" style:parent-style-name="Footnote">
      <style:text-properties style:font-name="Times New Roman" fo:font-size="10pt" officeooo:paragraph-rsid="00cef9ad" style:font-size-asian="10pt" style:font-size-complex="10pt"/>
    </style:style>
    <style:style style:name="P21" style:family="paragraph" style:parent-style-name="Footnote">
      <style:text-properties officeooo:rsid="0018eb1e" officeooo:paragraph-rsid="0018eb1e"/>
    </style:style>
    <style:style style:name="P22" style:family="paragraph" style:parent-style-name="Footnote">
      <style:text-properties officeooo:paragraph-rsid="00bf3a1f"/>
    </style:style>
    <style:style style:name="P23" style:family="paragraph" style:parent-style-name="Footnote">
      <style:text-properties fo:font-size="10pt" style:font-size-asian="10pt" style:font-size-complex="10pt"/>
    </style:style>
    <style:style style:name="P24" style:family="paragraph" style:parent-style-name="Footnote">
      <style:paragraph-properties>
        <style:tab-stops>
          <style:tab-stop style:position="1.092cm"/>
        </style:tab-stops>
      </style:paragraph-properties>
    </style:style>
    <style:style style:name="P25" style:family="paragraph" style:parent-style-name="Heading_20_2">
      <style:paragraph-properties fo:line-height="200%"/>
      <style:text-properties officeooo:rsid="0077233e" officeooo:paragraph-rsid="001683de"/>
    </style:style>
    <style:style style:name="P26" style:family="paragraph" style:parent-style-name="Standard">
      <style:paragraph-properties fo:line-height="200%"/>
      <style:text-properties officeooo:rsid="0061cfe5" officeooo:paragraph-rsid="0015810e"/>
    </style:style>
    <style:style style:name="P27" style:family="paragraph" style:parent-style-name="Standard">
      <style:paragraph-properties fo:margin-top="0cm" fo:margin-bottom="0.423cm" style:contextual-spacing="false" fo:line-height="200%"/>
      <style:text-properties fo:font-style="normal" style:text-underline-style="none" officeooo:rsid="0066bc5f" officeooo:paragraph-rsid="0017d3f0" style:font-style-asian="normal" style:font-style-complex="normal"/>
    </style:style>
    <style:style style:name="T1" style:family="text">
      <style:text-properties officeooo:rsid="002b740c"/>
    </style:style>
    <style:style style:name="T2" style:family="text">
      <style:text-properties fo:color="#000000"/>
    </style:style>
    <style:style style:name="T3" style:family="text">
      <style:text-properties fo:color="#000000" officeooo:rsid="002e888f"/>
    </style:style>
    <style:style style:name="T4" style:family="text">
      <style:text-properties fo:color="#000000" officeooo:rsid="002d17c3"/>
    </style:style>
    <style:style style:name="T5" style:family="text">
      <style:text-properties fo:color="#000000" fo:font-style="italic" style:font-style-asian="italic"/>
    </style:style>
    <style:style style:name="T6" style:family="text">
      <style:text-properties fo:color="#000000" fo:font-style="italic" officeooo:rsid="00cef9ad" style:font-style-asian="italic"/>
    </style:style>
    <style:style style:name="T7" style:family="text">
      <style:text-properties fo:color="#000000" fo:font-style="italic" officeooo:rsid="00b8db8e" style:font-style-asian="italic"/>
    </style:style>
    <style:style style:name="T8" style:family="text">
      <style:text-properties fo:color="#000000" fo:font-style="normal" style:font-style-asian="normal"/>
    </style:style>
    <style:style style:name="T9" style:family="text">
      <style:text-properties fo:color="#000000" fo:font-style="normal" officeooo:rsid="00bf3a1f" style:font-style-asian="normal"/>
    </style:style>
    <style:style style:name="T10" style:family="text">
      <style:text-properties fo:color="#000000" fo:font-style="normal" officeooo:rsid="00bf3a1f" style:font-style-asian="normal" style:font-style-complex="normal"/>
    </style:style>
    <style:style style:name="T11" style:family="text">
      <style:text-properties fo:color="#000000" fo:font-style="normal" officeooo:rsid="00b8db8e" style:font-style-asian="normal"/>
    </style:style>
    <style:style style:name="T12" style:family="text">
      <style:text-properties fo:color="#000000" style:font-name="Times New Roman" fo:font-size="10pt" style:font-size-asian="10pt" style:font-size-complex="10pt"/>
    </style:style>
    <style:style style:name="T13" style:family="text">
      <style:text-properties fo:color="#000000" style:font-name="Times New Roman" fo:font-size="10pt" fo:font-style="italic" style:font-size-asian="10pt" style:font-style-asian="italic" style:font-size-complex="10pt"/>
    </style:style>
    <style:style style:name="T14" style:family="text">
      <style:text-properties fo:color="#000000" style:font-name="Times New Roman" fo:font-size="10pt" fo:font-style="normal" style:font-size-asian="10pt" style:font-style-asian="normal" style:font-size-complex="10pt"/>
    </style:style>
    <style:style style:name="T15" style:family="text">
      <style:text-properties fo:color="#000000" officeooo:rsid="00cef9ad"/>
    </style:style>
    <style:style style:name="T16" style:family="text">
      <style:text-properties fo:color="#000000" officeooo:rsid="00bfc7cc"/>
    </style:style>
    <style:style style:name="T17" style:family="text">
      <style:text-properties fo:color="#000000" officeooo:rsid="00bf3a1f"/>
    </style:style>
    <style:style style:name="T18" style:family="text">
      <style:text-properties fo:font-style="normal" style:text-underline-style="none" officeooo:rsid="00fd999b" style:font-style-asian="normal" style:font-style-complex="normal"/>
    </style:style>
    <style:style style:name="T19" style:family="text">
      <style:text-properties fo:font-style="normal" style:text-underline-style="none" officeooo:rsid="00ff35e3" style:font-style-asian="normal" style:font-style-complex="normal"/>
    </style:style>
    <style:style style:name="T20" style:family="text">
      <style:text-properties fo:font-style="normal" style:text-underline-style="none" officeooo:rsid="0115c010" style:font-style-asian="normal" style:font-style-complex="normal"/>
    </style:style>
    <style:style style:name="T21" style:family="text">
      <style:text-properties fo:font-style="normal" style:text-underline-style="none" officeooo:rsid="00ff1569" style:font-style-asian="normal" style:font-style-complex="normal"/>
    </style:style>
    <style:style style:name="T22" style:family="text">
      <style:text-properties fo:font-style="normal" style:text-underline-style="none" officeooo:rsid="0008b749" style:font-style-asian="normal" style:font-style-complex="normal"/>
    </style:style>
    <style:style style:name="T23" style:family="text">
      <style:text-properties fo:font-style="normal" style:text-underline-style="none" officeooo:rsid="00cca2c0" style:font-style-asian="normal" style:font-style-complex="normal"/>
    </style:style>
    <style:style style:name="T24" style:family="text">
      <style:text-properties fo:font-style="normal" style:text-underline-style="none" officeooo:rsid="00555efa" style:font-style-asian="normal" style:font-style-complex="normal"/>
    </style:style>
    <style:style style:name="T25" style:family="text">
      <style:text-properties fo:font-style="normal" style:text-underline-style="none" officeooo:rsid="00ae1602" style:font-style-asian="normal" style:font-style-complex="normal"/>
    </style:style>
    <style:style style:name="T26" style:family="text">
      <style:text-properties fo:font-style="normal" style:text-underline-style="none" officeooo:rsid="000eb1b9" style:font-style-asian="normal" style:font-style-complex="normal"/>
    </style:style>
    <style:style style:name="T27" style:family="text">
      <style:text-properties fo:font-style="normal" style:text-underline-style="none" officeooo:rsid="00c09159" style:font-style-asian="normal" style:font-style-complex="normal"/>
    </style:style>
    <style:style style:name="T28" style:family="text">
      <style:text-properties fo:font-style="normal" style:font-style-asian="normal" style:font-style-complex="normal"/>
    </style:style>
    <style:style style:name="T29" style:family="text">
      <style:text-properties fo:font-style="normal" officeooo:rsid="00735cc4" style:font-style-asian="normal" style:font-style-complex="normal"/>
    </style:style>
    <style:style style:name="T30" style:family="text">
      <style:text-properties fo:font-style="normal" officeooo:rsid="00b8db8e" style:font-style-asian="normal" style:font-style-complex="normal"/>
    </style:style>
    <style:style style:name="T31" style:family="text">
      <style:text-properties fo:font-style="normal" officeooo:rsid="00b49bf5" style:font-style-asian="normal" style:font-style-complex="normal"/>
    </style:style>
    <style:style style:name="T32" style:family="text">
      <style:text-properties style:text-underline-style="none"/>
    </style:style>
    <style:style style:name="T33" style:family="text">
      <style:text-properties style:text-underline-style="none" officeooo:rsid="0018281d"/>
    </style:style>
    <style:style style:name="T34" style:family="text">
      <style:text-properties style:text-underline-style="none" officeooo:rsid="00c40d8d"/>
    </style:style>
    <style:style style:name="T35" style:family="text">
      <style:text-properties style:text-underline-style="none" officeooo:rsid="00c4148a"/>
    </style:style>
    <style:style style:name="T36" style:family="text">
      <style:text-properties style:text-underline-style="none" officeooo:rsid="01007eb2"/>
    </style:style>
    <style:style style:name="T37" style:family="text">
      <style:text-properties style:text-underline-style="none" officeooo:rsid="000b4c9a"/>
    </style:style>
    <style:style style:name="T38" style:family="text">
      <style:text-properties style:text-underline-style="none" officeooo:rsid="00e070c8"/>
    </style:style>
    <style:style style:name="T39" style:family="text">
      <style:text-properties style:text-underline-style="none" officeooo:rsid="01179e29"/>
    </style:style>
    <style:style style:name="T40" style:family="text">
      <style:text-properties style:text-underline-style="none" officeooo:rsid="00ae1602"/>
    </style:style>
    <style:style style:name="T41" style:family="text">
      <style:text-properties style:text-underline-style="none" officeooo:rsid="00e57a31"/>
    </style:style>
    <style:style style:name="T42" style:family="text">
      <style:text-properties officeooo:rsid="003c6687"/>
    </style:style>
    <style:style style:name="T43" style:family="text">
      <style:text-properties fo:font-style="italic" style:font-style-asian="italic" style:font-style-complex="italic"/>
    </style:style>
    <style:style style:name="T44" style:family="text">
      <style:text-properties fo:font-style="italic" officeooo:rsid="00135550" style:font-style-asian="italic" style:font-style-complex="italic"/>
    </style:style>
    <style:style style:name="T45" style:family="text">
      <style:text-properties fo:font-style="italic" officeooo:rsid="00735cc4" style:font-style-asian="italic" style:font-style-complex="italic"/>
    </style:style>
    <style:style style:name="T46" style:family="text">
      <style:text-properties fo:font-style="italic" officeooo:rsid="00b8db8e" style:font-style-asian="italic" style:font-style-complex="italic"/>
    </style:style>
    <style:style style:name="T47" style:family="text">
      <style:text-properties officeooo:rsid="00135550"/>
    </style:style>
    <style:style style:name="T48" style:family="text">
      <style:text-properties officeooo:rsid="006f52c0"/>
    </style:style>
    <style:style style:name="T49" style:family="text">
      <style:text-properties officeooo:rsid="0062d27b"/>
    </style:style>
    <style:style style:name="T50" style:family="text">
      <style:text-properties officeooo:rsid="00d043c2"/>
    </style:style>
    <style:style style:name="T51" style:family="text">
      <style:text-properties officeooo:rsid="009e7084"/>
    </style:style>
    <style:style style:name="T52" style:family="text">
      <style:text-properties officeooo:rsid="001c8386"/>
    </style:style>
    <style:style style:name="T53" style:family="text">
      <style:text-properties officeooo:rsid="0020a157"/>
    </style:style>
    <style:style style:name="T54" style:family="text">
      <style:text-properties officeooo:rsid="0043c92e"/>
    </style:style>
    <style:style style:name="T55" style:family="text">
      <style:text-properties officeooo:rsid="0117aa3b"/>
    </style:style>
    <style:style style:name="T56" style:family="text">
      <style:text-properties officeooo:rsid="00b49bf5"/>
    </style:style>
    <style:style style:name="T57" style:family="text">
      <style:text-properties officeooo:rsid="0117eeda"/>
    </style:style>
    <style:style style:name="T58" style:family="text">
      <style:text-properties officeooo:rsid="001f2d3e"/>
    </style:style>
    <style:style style:name="T59" style:family="text">
      <style:text-properties officeooo:rsid="0119ba8c"/>
    </style:style>
    <style:style style:name="T60" style:family="text">
      <style:text-properties officeooo:rsid="0107a35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Household manuals, home economics texts and advice columns in magazines and newspapers, along with product advertisements comprise my initial sources. These types of source occupy authoritative positions from which practices believed to be effective were disseminated widely among those who <text:span text:style-name="T49">undertook (or perhaps supervised) the cleaning. <text:s/>An additional resource are user surveys and other material gathered by advertising agencies as part of market research and understanding the potential users of branded products. These sources could alternatively be described as what people </text:span><text:span text:style-name="T45">should</text:span><text:span text:style-name="T29"> do and what people </text:span><text:span text:style-name="T45">say </text:span><text:span text:style-name="T29">they do. To complement these, I will include another version of self reporting, by incorporating the reflections of people</text:span><text:span text:style-name="T49"> interviewed for this thesis who bought and used such products. </text:span></text:p>
      <text:p text:style-name="P1"/>
      <text:p text:style-name="P26">The incidence of recommendation, whether in columns or books gives an indication that the experience of using chemical aids in housework had altered over time. </text:p>
      <text:p text:style-name="P9"/>
      <text:p text:style-name="P1"><text:span text:style-name="T1">In 1950, ICI produced a report which listed their main competitors in the production of caustic soda to be Murgatroyd's Salt &amp; Chemical Co. and the Staveley Iron and Chemical Co. On the subject of soda crystals, they named East Lancashire Chemical Co., B.Hepworth &amp; Co., J Manger &amp; Son, Thawpit, and J. Bailey and Co.</text:span><text:span text:style-name="T1"><text:note text:id="ftn1" text:note-class="footnote"><text:note-citation>1</text:note-citation><text:note-body><text:p text:style-name="P18"><text:span text:style-name="T2">"The Parent Company and Its Interests in the United Kingdom." edited by Imperial Chemical Industries: Catalyst, 1950. </text:span><text:span text:style-name="T3">section 9 Who are ICI's competitors?</text:span></text:p></text:note-body></text:note></text:span><text:span text:style-name="T1"> Thawpit's in High Wycombe, which as well as being a recognisable brand of household chemicals in their own right, also supplied Boots the Chemist shops with loose soda.</text:span><text:span text:style-name="T1"><text:note text:id="ftn2" text:note-class="footnote"><text:note-citation>2</text:note-citation><text:note-body><text:p text:style-name="P19"><text:span text:style-name="T4">Letter from </text:span><text:span text:style-name="T2">Davies, P. "Thawpit, Ici." Boots, 1964.</text:span></text:p></text:note-body></text:note></text:span><text:span text:style-name="T1"> The object of this exercise was to illustrate ICI's competitors and emphasise that ICI did not have a monopoly, however the report did not include production or retail figures leaving readers no wiser as to how strong these competitors were, only that they existed. </text:span></text:p>
      <text:p text:style-name="P1"/>
      <text:p text:style-name="P1"/>
      <text:p text:style-name="P1"/>
      <text:p text:style-name="P15"><text:span text:style-name="T18">These accidents did not refer to R</text:span><text:span text:style-name="T19">O</text:span><text:span text:style-name="T18">SPA's </text:span><text:span text:style-name="T20">poison prevention </text:span><text:span text:style-name="T18">campaign which had been launched in </text:span><text:soft-page-break/><text:span text:style-name="T18">1960.</text:span><text:span text:style-name="T18"><text:note text:id="ftn3" text:note-class="footnote"><text:note-citation>3</text:note-citation><text:note-body><text:p text:style-name="P19"><text:span text:style-name="T2">Our own, Reporter. "Accidents with Poisons." </text:span><text:span text:style-name="T5">The Guardian (1959-2003)</text:span><text:span text:style-name="T8">, 1960 Oct 04 1960, 6.</text:span></text:p></text:note-body></text:note></text:span><text:span text:style-name="T18"> </text:span><text:span text:style-name="T19">Neither did </text:span><text:span text:style-name="T20">the</text:span><text:span text:style-name="T21"> Daily Mail's investigation into dangers at home </text:span><text:span text:style-name="T19">overtly utilise the authority, even backing a lockable cabinet that makers had claimed had not been able to raise enough interest to go ahead and manufacture.</text:span></text:p>
      <text:p text:style-name="P15"/>
      <text:p text:style-name="P17"><text:span text:style-name="T22">The letters page was regularly used for sharing advice about the use of household chemicals for various tasks, </text:span><text:span text:style-name="T23">which carried an air of reassurance that the method had been tried by the ordinary person who found it satisfactory, then passed on the tip. </text:span></text:p>
      <text:p text:style-name="P2"><text:span text:style-name="T33">Stricter controls on the sale of caustic soda were suggested in 1935, at a meeting of the British Association of Chemists, in a discussion on the control of poisons.</text:span><text:span text:style-name="T33"><text:note text:id="ftn4" text:note-class="footnote"><text:note-citation>4</text:note-citation><text:note-body><text:p text:style-name="Footnote"><text:span text:style-name="T2">"Control and Sale of Poisons." </text:span><text:span text:style-name="T5">The Manchester Guardian</text:span><text:span text:style-name="T8">, 02/12/1935 1935.</text:span></text:p></text:note-body></text:note></text:span><text:span text:style-name="T33"> </text:span><text:span text:style-name="T34">Even so, </text:span><text:span text:style-name="T35">this sensitivity of </text:span><text:span text:style-name="T36">dispensing </text:span><text:span text:style-name="T35">chemist</text:span><text:span text:style-name="T36">s</text:span><text:span text:style-name="T35"> to the dangers of the chemical </text:span><text:span text:style-name="T34">this did not prevent the unfortunate death of 93 year old Clara Copeland in 1949, following a mis-selling or misunderstanding between Clara's friend, the elderly Thomas Henry Rees and the </text:span><text:span text:style-name="T36">duty </text:span><text:span text:style-name="T34">chemist.</text:span><text:span text:style-name="T34"><text:note text:id="ftn5" text:note-class="footnote"><text:note-citation>5</text:note-citation><text:note-body><text:p text:style-name="P19"><text:span text:style-name="T2">"He Went to Buy Bicarb - Got Caustic Soda Instead." </text:span><text:span text:style-name="T5">Daily Mirror</text:span><text:span text:style-name="T8">, 24 June 1949, ...</text:span></text:p></text:note-body></text:note></text:span><text:span text:style-name="T37"> </text:span></text:p>
      <text:p text:style-name="P2"/>
      <text:p text:style-name="P2"/>
      <text:p text:style-name="P3"><text:span text:style-name="T32">Using washing soda was not a passive activity, it had to be </text:span><text:span text:style-name="T39">stirred to dissolve</text:span><text:span text:style-name="T32"> </text:span><text:span text:style-name="T41">in water</text:span><text:span text:style-name="T32">, then the resulting soda water would be used to scrub. </text:span><text:span text:style-name="T37">Scrubbing with soda water yielded 'snow white' toilet </text:span><text:span text:style-name="T38">seats</text:span><text:span text:style-name="T37">, </text:span><text:span text:style-name="T39">and</text:span><text:span text:style-name="T37"> kept slime from developing on wooden draining boards (</text:span><text:span text:style-name="T39">both phenomenon and cleaning practices pushed to obsolescence</text:span><text:span text:style-name="T37"> by less demanding materials). While Elizabeth Roberts recorded women talking about the competitiveness of their mothers regarding </text:span><text:span text:style-name="T38">to get</text:span><text:span text:style-name="T37"> the toilet board white, </text:span><text:span text:style-name="T40">in J. Brian Curzon's study of toilets how the always clean, albeit dark and spidery places got clean appeared to be a complete mystery. Whether this difference resulted from the material being researched with a focus on the mechanical technologies, or tapping childhood memories of people who were blissfully unaware of the efforts of housework, is unclear but the difference between the results of two researchers talking to people is striking.</text:span></text:p>
      <text:p text:style-name="P3"><text:soft-page-break/></text:p>
      <text:p text:style-name="P3"/>
      <text:p text:style-name="P16"><text:span text:style-name="T24">It was</text:span><text:span text:style-name="T25"> </text:span><text:span text:style-name="T26">responsible for 7 deaths in children under 10 years old between 1931 and 1935,</text:span><text:span text:style-name="T26"><text:note text:id="ftn6" text:note-class="footnote"><text:note-citation>6</text:note-citation><text:note-body><text:p text:style-name="P19"><text:span text:style-name="T2">Craig, J. O. "Emergencies in General Practice: Poisons Children Swallow." </text:span><text:span text:style-name="T5">The British Medical Journal </text:span><text:span text:style-name="T8">2, no. 4954 (1955): 1496-98.</text:span></text:p></text:note-body></text:note></text:span><text:span text:style-name="T26"> </text:span><text:span text:style-name="T25">with the chemical being classed as a </text:span><text:span text:style-name="T27">'</text:span><text:span text:style-name="T25">corrosive</text:span><text:span text:style-name="T27">'</text:span><text:span text:style-name="T25">, joining cresol, phenol and unspecified acids to kill a total of 16 children between 1958 and 1977.</text:span><text:span text:style-name="T25"><text:note text:id="ftn7" text:note-class="footnote"><text:note-citation>7</text:note-citation><text:note-body><text:p text:style-name="Footnote"><text:span text:style-name="T12">Fraser, Neil C. "Accidental Poisoning Deaths in British Children 1958-77." </text:span><text:span text:style-name="T13">The British Medical Journal </text:span><text:span text:style-name="T14">280, no. 6231 (1980): 1595-98.</text:span></text:p></text:note-body></text:note></text:span><text:span text:style-name="T25"> </text:span><text:span text:style-name="T26">These figures also show a decreased prevalence of poisoning with caustic soda, </text:span><text:span text:style-name="T27">from nearly 2 each year, to averaging 1 every three years,</text:span><text:span text:style-name="T26"> indicating that its presence in the home diminished over this period. </text:span></text:p>
      <text:p text:style-name="P16"/>
      <text:p text:style-name="P5"><text:span text:style-name="T42">Perhaps unsurprisingly when the potential for variability in strength of soda solution is considered, soda acquired a reputation for being harsh on hair, skin and fabrics. The advertisement of goods, such as the laundry soap Sylvan flakes as specifically </text:span><text:span text:style-name="T44">not</text:span><text:span text:style-name="T47"> containing soda illustrates this.</text:span></text:p>
      <text:p text:style-name="P5"/>
      <text:p text:style-name="P6"><draw:frame draw:style-name="fr1" draw:name="Frame1" text:anchor-type="paragraph" svg:width="8.077cm" draw:z-index="0"><draw:text-box fo:min-height="1.647cm"><text:p text:style-name="Illustration"><draw:frame draw:style-name="fr2" draw:name="Image2" text:anchor-type="paragraph" svg:width="8.077cm" style:rel-width="100%" svg:height="1.647cm" style:rel-height="scale" draw:z-index="1"><draw:image xlink:href="Pictures/100002010000019700000053FF57F81B.png" xlink:type="simple" xlink:show="embed" xlink:actuate="onLoad"/></draw:frame>Illustration <text:sequence text:ref-name="refIllustration0" text:name="Illustration" text:formula="ooow:Illustration+1" style:num-format="1">1</text:sequence>: Sylvan soap flakes – <text:span text:style-name="T48">every box bore this </text:span>declaration that they do not contain soda.</text:p></draw:text-box></draw:frame> </text:p>
      <text:p text:style-name="P5"/>
      <text:p text:style-name="P5"/>
      <text:p text:style-name="P5"/>
      <text:p text:style-name="P7"/>
      <text:p text:style-name="P7"/>
      <text:p text:style-name="P7"/>
      <text:p text:style-name="P7"/>
      <text:p text:style-name="P11"/>
      <text:p text:style-name="P11"><text:span text:style-name="T51">The earliest non-manufacturing uses of carbon tetrachloride were restricted to specialised, expert environments, such as the laboratory, the surgical theatre, or under medical supervision as a </text:span>medical treatments for intestinal worms, <text:span text:style-name="T52">with medical grade chemical being deemed as having less potential </text:span><text:soft-page-break/><text:span text:style-name="T52">for damage than common carbon tetrachloride. By 1924 there had been enough fatalities for physicians to seek alternatives, such as thymol.</text:span><text:span text:style-name="T52"><text:note text:id="ftn8" text:note-class="footnote"><text:note-citation>8</text:note-citation><text:note-body><text:p text:style-name="Footnote"><text:span text:style-name="T2">"Section of Tropical Medicine." </text:span><text:span text:style-name="T5">The British Medical Journal </text:span><text:span text:style-name="T8">2, no. 3526 (1928): 207.</text:span></text:p></text:note-body></text:note></text:span><text:span text:style-name="T52"> </text:span></text:p>
      <text:p text:style-name="P12"/>
      <text:h text:style-name="P25" text:outline-level="2"><text:bookmark-start text:name="__RefHeading__1173_462491249"/>Geology<text:bookmark-end text:name="__RefHeading__1173_462491249"/></text:h>
      <text:p text:style-name="P13">Another use for carbon tetrachloride, at least in formal laboratories and perhaps also by amateur <text:span text:style-name="T53">palaeontologists</text:span>, was for separating foraminifera from sand, silt or marl samples. This <text:span text:style-name="T54">practice wa</text:span>s detailed in a 1934 letter <text:span text:style-name="T55">published in a journal</text:span>, where the author state<text:span text:style-name="T54">d</text:span> that many people believe the vapour to be harmless, but then <text:span text:style-name="T55">impressed upon readers</text:span> to improve ventilation when <text:span text:style-name="T55">they used</text:span> it.<text:note text:id="ftn9" text:note-class="footnote"><text:note-citation>9</text:note-citation><text:note-body><text:p text:style-name="P21">Henbest, L. "Danger of inhaling the vapor of carbon tetrachloride" <text:span text:style-name="T43">Journal of Paleontology</text:span><text:span text:style-name="T28">, Volum 8, Number 4. (1934). p480</text:span></text:p></text:note-body></text:note> This shows that awareness about the safe use of carbon tetrachloride was occurring on both sides of the Atlantic, possibly due to communications <text:span text:style-name="T55">or exchanges in professional or special interest publications such as this</text:span>. </text:p>
      <text:p text:style-name="P14"/>
      <text:h text:style-name="P25" text:outline-level="2"><text:bookmark-start text:name="__RefHeading__1175_462491249"/>Pest control<text:bookmark-end text:name="__RefHeading__1175_462491249"/></text:h>
      <text:p text:style-name="P11"><text:span text:style-name="T56">CTC was widely used for agricultural pest control; Morrison and Murphy list 106 different brand names of CTC fumigant.</text:span><text:span text:style-name="T56"><text:note text:id="ftn10" text:note-class="footnote"><text:note-citation>10</text:note-citation><text:note-body><text:p text:style-name="Footnote"><text:span text:style-name="T2">Morrison, Robert D., and Brian L. Murphy. </text:span><text:span text:style-name="T5">Chlorinated Solvents: A Forensic Evaluation</text:span><text:span text:style-name="T8">. Royal Society of Chemistry, 2013. </text:span><text:span text:style-name="T9">p174-5</text:span></text:p></text:note-body></text:note></text:span><text:span text:style-name="T56"> From the 19xx until the 1970s, it was sprayed onto silos of harvested grains then the heavier than air vapour worked its way down through the whole amount to kill, then deter insects, although it was not especially toxic to insects, so needed large doses and long exposures to be effective.</text:span><text:span text:style-name="T56"><text:note text:id="ftn11" text:note-class="footnote"><text:note-citation>11</text:note-citation><text:note-body><text:p text:style-name="P19"><text:span text:style-name="T2">"Fumigation with the Liquid Fumigants Carbon Tetrachloride, Ethylene Dichloride and Ethylene Dibromide Precautionary Measures." London: Ministry of Agriculture, Fisheries and Food, 1966 </text:span><text:span text:style-name="T16">p1</text:span></text:p></text:note-body></text:note></text:span><text:span text:style-name="T56"> Correspondingly, as there was little scope for the chemical to be used this way in the domestic environment, there is no indication that CTC was incorporated into amateur pest control products as the active ingredient in Britain. A 1979 evaluation of pesticide residues in food described how single use gelatin capsules containing 20ml of the chemical were in use in developing countries for the disinfestation of single bags of grain, and while it unclear </text:span><text:soft-page-break/><text:span text:style-name="T56">whether this was for domestic storage, the volume of CTC of around three teaspoons may well have been for larger scale storage rather than in the kitchen cupboard.</text:span><text:span text:style-name="T56"><text:note text:id="ftn12" text:note-class="footnote"><text:note-citation>12</text:note-citation><text:note-body><text:p text:style-name="P19"><text:span text:style-name="T2">"Pesticide Residues in Food." In </text:span><text:span text:style-name="T5">Evalu</text:span><text:span text:style-name="T6">a</text:span><text:span text:style-name="T5">tions 1979</text:span><text:span text:style-name="T8">: Food and Agriculture Organisation of the United Nations and the World Health Organisation, 1979.</text:span></text:p></text:note-body></text:note></text:span><text:span text:style-name="T56"> </text:span></text:p>
      <text:p text:style-name="P11"/>
      <text:p text:style-name="P11"><text:span text:style-name="T57">Although CTC itself was not an especially attractive pest control agent, as a volatile solvent it could dissolve pesticides such as DDT which were insoluble in water, then evaporate away to leave the active chemical. This type of application could improve effective distributions of the insecticidal dust, at least in trial situations, so it is conceivable that although not the active ingredient, it may have been introduced into the home in this manner.</text:span><text:span text:style-name="T57"><text:note text:id="ftn13" text:note-class="footnote"><text:note-citation>13</text:note-citation><text:note-body><text:p text:style-name="P19"><text:span text:style-name="T2">Dudley, J. E., and T. E Bronson. "Six Years Field Tests with Insecticidal Dusts against Pea Aphic." </text:span><text:span text:style-name="T5">Journal of Economic Entomology </text:span><text:span text:style-name="T8">43, no. 5 (1950): 642-44.</text:span></text:p></text:note-body></text:note></text:span><text:span text:style-name="T57"> It's corrosive action on steel required storage in galvanised, lead lined or tinned metal containers,</text:span><text:span text:style-name="T57"><text:note text:id="ftn14" text:note-class="footnote"><text:note-citation>14</text:note-citation><text:note-body><text:p text:style-name="P22"><text:span text:style-name="T2">Morrison and Murphy </text:span><text:span text:style-name="T17">(2013)</text:span><text:span text:style-name="T2"> </text:span><text:span text:style-name="T5">Chlorinated Solvents </text:span><text:span text:style-name="T10"><text:s/>p162</text:span></text:p></text:note-body></text:note></text:span><text:span text:style-name="T57"> so this may have limited its use for domestic products. However, no evidence has been forthcoming about this speculative use, and in a US military document, CTC was even singled out as a solvent </text:span><text:span text:style-name="T46">not </text:span><text:span text:style-name="T30">to use in DDT preparations because of the toxicological hazard associated with the chemical.</text:span><text:span text:style-name="T30"><text:note text:id="ftn15" text:note-class="footnote"><text:note-citation>15</text:note-citation><text:note-body><text:p text:style-name="P23"><text:span text:style-name="T2">United States Bureau of Entomology and Plant Quarantine. </text:span><text:span text:style-name="T5">D</text:span><text:span text:style-name="T7">DT</text:span><text:span text:style-name="T5"> and Other Insecticides and Repellents Developed for the Armed Forces</text:span><text:span text:style-name="T8">. United States Department of Agriculture, 1946. </text:span><text:span text:style-name="T11">p70</text:span></text:p></text:note-body></text:note></text:span><text:span text:style-name="T30"> </text:span></text:p>
      <text:p text:style-name="P11"/>
      <text:p text:style-name="P11"><text:span text:style-name="T31">The</text:span><text:span text:style-name="T56"> Smithsonian museums used CTC based </text:span>proprietary mixtures of fumigant pesticide and pest deterrent in the 1960s, Dowfume G (ct<text:span text:style-name="T56">c</text:span>, ethylene dichloride and ethylene dibromide) or Dowfume 75 (ethylene dichloride and carbon tetrachloride), <text:span text:style-name="T56">but these were</text:span> described as agricultural fumigants.<text:note text:id="ftn16" text:note-class="footnote"><text:note-citation>16</text:note-citation><text:note-body><text:p text:style-name="P24"><text:span text:style-name="T2">Goldberg, Lisa. "A History of Pest Control Measures in the Anthropology Collections in the Museum of Natural History, Smithsonian Institution." </text:span><text:span text:style-name="T5">Journal of the American Institute for Conservation </text:span><text:span text:style-name="T8">35, no. 1 (1996): 23-43.</text:span></text:p></text:note-body></text:note> When collections first arrive<text:span text:style-name="T56">d</text:span> at the museum, they were fumigated, including with Dowfume, to avoid <text:span text:style-name="T56">introducing</text:span> pests. The need for constant suppression of insect pests is a particular concern in museums where material of animal and plant origin is stored long term. Domestic possessions are generally not threatened the variety of pests, nor the weight of safeguarding items for the nation. <text:span text:style-name="T58">T</text:span>his <text:span text:style-name="T58">may explain why this pesticidal</text:span> use does not seem to have been transferred to domestic settings. </text:p>
      <text:p text:style-name="P14"><text:soft-page-break/></text:p>
      <text:p text:style-name="P10">From the 1970s, concern about the effects on users who applied the fumigant and those who interacted with items that may have held fumigant of the residue, meant that this use of CTC declined in favour of 1,1,1-trichloroethane.<text:note text:id="ftn17" text:note-class="footnote"><text:note-citation>17</text:note-citation><text:note-body><text:p text:style-name="P20"><text:span text:style-name="T2">"Pesticide Residues in Food." </text:span><text:span text:style-name="T15">FAO, WHO</text:span><text:span text:style-name="T8"> 1979.</text:span></text:p></text:note-body></text:note> <text:span text:style-name="T50">These concerns were framed as coming from "authorities" and backed up by the "abundance" of scientific studies on the effects of CTC on liver cells, rather than originating with the users or the consumers themselves. </text:span></text:p>
      <text:p text:style-name="P4"/>
      <text:p text:style-name="P27"><text:span text:style-name="T59">The J. Walter Thompson (JWT) advertising agency, deposited archives including material from that account at the History of Advertising Trust, which made it an appealing choice for study.</text:span> <text:span text:style-name="T60">By examining the strategies of the company, as well as the material culture associated with the grease remover, I will build up a picture of the product's imagined users from the depictions in adverts as well as extrapolated from market research. This will be supplemented by recollections from users of Thawpit or other grease removers. This analysis brings together different methods to uncover and tell a social history of this branded chemical.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1T15:45:47.129781000</meta:creation-date>
    <dc:date>2015-04-10T17:26:57.776298000</dc:date>
    <meta:editing-duration>PT17M15S</meta:editing-duration>
    <meta:editing-cycles>3</meta:editing-cycles>
    <meta:generator>LibreOffice/4.2.6.3$MacOSX_x86 LibreOffice_project/3fd416d4c6db7d3204c17ce57a1d70f6e531ee21</meta:generator>
    <meta:document-statistic meta:table-count="0" meta:image-count="1" meta:object-count="0" meta:page-count="6" meta:paragraph-count="37" meta:word-count="1783" meta:character-count="11383" meta:non-whitespace-character-count="9618"/>
  </office:meta>
</office:document-meta>
</file>